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3ff" officeooo:paragraph-rsid="000ab3ff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1">
      <style:paragraph-properties fo:padding="0.049cm" fo:border="0.06pt solid #d9d9e3"/>
      <style:text-properties officeooo:rsid="000ab3ff" officeooo:paragraph-rsid="000ab3ff"/>
    </style:style>
    <style:style style:name="P5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officeooo:rsid="000af4ac"/>
    </style:style>
    <style:style style:name="T2" style:family="text">
      <style:text-properties officeooo:rsid="000c51a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 : Site internet ASPTT Golf Marseille</text:p>
      <text:p text:style-name="P1"/>
      <text:list xml:id="list2844694103" text:style-name="L1">
        <text:list-item>
          <text:p text:style-name="P4">Introduction :</text:p>
          <text:list>
            <text:list-item>
              <text:p text:style-name="P2">Présentation du projet : <text:span text:style-name="T1">Migrer le site de l’ASPTT Golf Marseille vers Symfony et mettre à jour le visuel du site</text:span>.</text:p>
            </text:list-item>
            <text:list-item>
              <text:p text:style-name="P2">But du site : <text:span text:style-name="T1">P</text:span>romouvoir le club, faciliter les réservations de parcours, informer les membres sur les événements et les activités, etc.</text:p>
            </text:list-item>
          </text:list>
        </text:list-item>
        <text:list-item>
          <text:p text:style-name="P3">Description fonctionnelle :</text:p>
          <text:list>
            <text:list-item>
              <text:p text:style-name="P2">Pages et fonctionnalités requises : <text:span text:style-name="T1">L</text:span>es principales pages du site (accueil, parcours, tarifs, événements, contact, etc.) ainsi que les fonctionnalités attendues (réservations en ligne, actualités, calendrier, galerie photo, etc.).</text:p>
            </text:list-item>
          </text:list>
        </text:list-item>
        <text:list-item>
          <text:p text:style-name="P3">Design et expérience utilisateur :</text:p>
          <text:list>
            <text:list-item>
              <text:p text:style-name="P2">Identité visuelle : fournir les logos, couleurs et autres éléments de branding du club de golf.</text:p>
            </text:list-item>
            <text:list-item>
              <text:p text:style-name="P2">Maquettes ou exemples de sites similaires : <text:span text:style-name="T1">Maquette à effectuer suivant consignes établies par l’ASPTT</text:span>.</text:p>
            </text:list-item>
          </text:list>
        </text:list-item>
        <text:list-item>
          <text:p text:style-name="P3">Contenu du site :</text:p>
          <text:list>
            <text:list-item>
              <text:p text:style-name="P2">Textes : <text:span text:style-name="T1">Le contenue sera sera éditer par les administrateurs du site de l’ASPTT (billet sur les évènements, comptétitions, ...)</text:span>.</text:p>
            </text:list-item>
            <text:list-item>
              <text:p text:style-name="P2">Images et médias : <text:span text:style-name="T1">Utilisation des photos et vidéos appartenant </text:span><text:span text:style-name="T2">au club</text:span>.</text:p>
            </text:list-item>
          </text:list>
        </text:list-item>
        <text:list-item>
          <text:p text:style-name="P3">Plateforme et technologies :</text:p>
          <text:list>
            <text:list-item>
              <text:p text:style-name="P2">Hébergement : <text:span text:style-name="T2">Hébergement sur ovh</text:span>.</text:p>
            </text:list-item>
            <text:list-item>
              <text:p text:style-name="P2">Langages de programmation : <text:span text:style-name="T2">Symfony et twig</text:span>.</text:p>
            </text:list-item>
            <text:list-item>
              <text:p text:style-name="P2">Réactivité : <text:span text:style-name="T2">L</text:span>e site doit être adaptatif (responsive) pour s'afficher correctement sur différents appareils (ordinateurs, tablettes, smartphones).</text:p>
            </text:list-item>
          </text:list>
        </text:list-item>
        <text:list-item>
          <text:p text:style-name="P3">Sécurité :</text:p>
          <text:list>
            <text:list-item>
              <text:p text:style-name="P2">Mécanismes de sécurité : mentionner les exigences en matière de protection des données et de sécurité des utilisateurs.</text:p>
            </text:list-item>
          </text:list>
        </text:list-item>
        <text:list-item>
          <text:p text:style-name="P3">SEO (Optimisation pour les moteurs de recherche) :</text:p>
          <text:list>
            <text:list-item>
              <text:p text:style-name="P2">Référencement : i<text:span text:style-name="T2">L</text:span>e site doit être optimisé pour les moteurs de recherche afin d'améliorer sa visibilité en ligne.</text:p>
            </text:list-item>
          </text:list>
        </text:list-item>
        <text:list-item>
          <text:p text:style-name="P3">Budget et échéancier :</text:p>
          <text:list>
            <text:list-item>
              <text:p text:style-name="P2">Budget alloué : <text:span text:style-name="T2">Stage</text:span>.</text:p>
            </text:list-item>
            <text:list-item>
              <text:p text:style-name="P2">Délais : <text:span text:style-name="T2">Fin du stage 07 septembre 2023</text:span>.</text:p>
            </text:list-item>
          </text:list>
        </text:list-item>
        <text:list-item>
          <text:p text:style-name="P3">Communication et suivi :</text:p>
          <text:list>
            <text:list-item>
              <text:p text:style-name="P2">Point de contact : <text:span text:style-name="T2">Patrick Touron</text:span>.</text:p>
            </text:list-item>
            <text:list-item>
              <text:p text:style-name="P2">Fréquence des mises à jour : <text:span text:style-name="T2">Réunion toutes les semaines sur l’avancement du projet</text:span>.</text:p>
            </text:list-item>
          </text:list>
        </text:list-item>
        <text:list-item>
          <text:p text:style-name="P3"><text:soft-page-break/>Modalités de validation :</text:p>
        </text:list-item>
      </text:list>
      <text:list xml:id="list4246425724" text:style-name="L2">
        <text:list-item>
          <text:p text:style-name="P5">Validation intermédiaire : <text:span text:style-name="T2">Maquette, espace vitrine, back-end et espace membre</text:span>.</text:p>
        </text:list-item>
        <text:list-item>
          <text:p text:style-name="P6">Validation finale : <text:span text:style-name="T2">Partie vitrine et membre visuellement satisfaisante et fonctionnel, navigation rapide et optimisée</text:span>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9:14:46.708736329</meta:creation-date>
    <dc:date>2023-07-19T10:48:33.216573967</dc:date>
    <meta:editing-duration>PT20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334" meta:character-count="2060" meta:non-whitespace-character-count="1783"/>
  </office:meta>
</office:document-meta>
</file>